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6675" officeooo:paragraph-rsid="000a6675"/>
    </style:style>
    <style:style style:name="P2" style:family="paragraph" style:parent-style-name="Standard" style:list-style-name="L1">
      <style:text-properties officeooo:rsid="000a6675" officeooo:paragraph-rsid="000a6675"/>
    </style:style>
    <style:style style:name="P3" style:family="paragraph" style:parent-style-name="Standard">
      <style:text-properties officeooo:rsid="000adc86" officeooo:paragraph-rsid="000adc86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" style:family="paragraph">
      <loext:graphic-properties draw:fill="none"/>
    </style:style>
    <style:style style:name="T1" style:family="text">
      <style:text-properties officeooo:rsid="000adc86"/>
    </style:style>
    <style:style style:name="T2" style:family="text">
      <style:text-properties officeooo:rsid="000bb268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style:style style:name="gr1" style:family="graphic">
      <style:graphic-properties svg:stroke-color="#000000" draw:fill="none" draw:textarea-horizontal-align="justify" draw:textarea-vertical-align="top" draw:auto-grow-height="false" fo:min-height="4.3cm" fo:min-width="4.3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top" draw:auto-grow-height="false" fo:min-height="4.3cm" fo:min-width="4.3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top" draw:auto-grow-height="false" fo:min-height="4.3cm" fo:min-width="4.3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5.946cm" fo:min-width="16.5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Kanban</text:h>
      <text:p text:style-name="P1"/>
      <text:p text:style-name="P1">Kanban é uma técnica utilizada para gestionamento de produção e movimentaç<text:span text:style-name="T2">ões </text:span><text:span text:style-name="T1">que usa de cartões e listas para organização, demonstração e priorização de tarefas</text:span>. </text:p>
      <text:p text:style-name="P1"/>
      <text:p text:style-name="P1">Ele tem o objetivo de aumentar a eficiência no cumprimentos de tarefas e produção de produtos, podendo assim:</text:p>
      <text:list xml:id="list949781069" text:style-name="L1">
        <text:list-item>
          <text:p text:style-name="P2">Priorizar as tarefas</text:p>
        </text:list-item>
        <text:list-item>
          <text:p text:style-name="P2">Aumentar a produtividade</text:p>
        </text:list-item>
        <text:list-item>
          <text:p text:style-name="P2">Reduzir os custos</text:p>
        </text:list-item>
      </text:list>
      <text:p text:style-name="P3"/>
      <text:p text:style-name="P3">Tradicionalmente o Kanban pode ser representado por uma lista de Tarefas a cumprir, Tarefas em desenvolvimento e Tarefas Concluídas.</text:p>
      <text:p text:style-name="P3"><draw:custom-shape text:anchor-type="paragraph" draw:z-index="0" draw:name="Forma1" draw:style-name="gr4" draw:text-style-name="P7" svg:width="17.225cm" svg:height="6.589cm" svg:x="0.178cm" svg:y="0.691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1_0" draw:style-name="gr3" draw:text-style-name="P5" svg:width="4.795cm" svg:height="4.763cm" svg:x="1.469cm" svg:y="1.485cm"><text:p text:style-name="P6"><text:span text:style-name="T3">TODO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_1" draw:style-name="gr2" draw:text-style-name="P5" svg:width="4.795cm" svg:height="4.763cm" svg:x="6.787cm" svg:y="1.379cm"><text:p text:style-name="P4"><text:span text:style-name="T3">DOING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_2" draw:style-name="gr1" draw:text-style-name="P5" svg:width="4.795cm" svg:height="4.763cm" svg:x="11.894cm" svg:y="1.485cm"><text:p text:style-name="P4"><text:span text:style-name="T3">END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16:52:32.578000000</meta:creation-date>
    <dc:date>2020-03-26T17:38:39.020000000</dc:date>
    <meta:editing-duration>PT35M56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7" meta:word-count="74" meta:character-count="474" meta:non-whitespace-character-count="409"/>
  </office:meta>
</office:document-meta>
</file>